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&gt;</text:p>
      <text:p text:style-name="Normal">&lt;head&gt;</text:p>
      <text:p text:style-name="Normal"><text:s text:c="4"/>&lt;meta charset="UTF-8"&gt;</text:p>
      <text:p text:style-name="Normal"><text:s text:c="4"/>&lt;title&gt;Carian ID Delima&lt;/title&gt;</text:p>
      <text:p text:style-name="Normal"><text:s text:c="4"/>&lt;script src="https://cdnjs.cloudflare.com/ajax/libs/xlsx/0.18.5/xlsx.full.min.js"&gt;&lt;/script&gt;</text:p>
      <text:p text:style-name="Normal"><text:s text:c="4"/>&lt;style&gt;</text:p>
      <text:p text:style-name="Normal"><text:s text:c="8"/>body { font-family: Arial, sans-serif; padding: 20px; }</text:p>
      <text:p text:style-name="Normal"><text:s text:c="8"/>.hidden { display: none; }</text:p>
      <text:p text:style-name="Normal"><text:s text:c="8"/>input, button { margin: 5px 0; padding: 8px; width: 100%; }</text:p>
      <text:p text:style-name="Normal"><text:s text:c="8"/>table { border-collapse: collapse; margin-top: 20px; width: 100%; }</text:p>
      <text:p text:style-name="Normal"><text:s text:c="8"/>th, td { border: 1px solid #ccc; padding: 8px; 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h2&gt;Carian ID Delima Murid&lt;/h2&gt;</text:p>
      <text:p text:style-name="Normal"/>
      <text:p text:style-name="Normal"><text:s text:c="4"/>&lt;!-- Langkah 1: Kod Sekolah --&gt;</text:p>
      <text:p text:style-name="Normal"><text:s text:c="4"/>&lt;div id="schoolCodeDiv"&gt;</text:p>
      <text:p text:style-name="Normal"><text:s text:c="8"/>&lt;label&gt;Masukkan Kod Sekolah:&lt;/label&gt;</text:p>
      <text:p text:style-name="Normal"><text:s text:c="8"/>&lt;input type="text" id="schoolCodeInput" placeholder="Contoh: NBA5005"&gt;</text:p>
      <text:p text:style-name="Normal"><text:s text:c="8"/>&lt;button onclick="checkSchoolCode()"&gt;Sahkan&lt;/button&gt;</text:p>
      <text:p text:style-name="Normal"><text:s text:c="4"/>&lt;/div&gt;</text:p>
      <text:p text:style-name="Normal"/>
      <text:p text:style-name="Normal"><text:s text:c="4"/>&lt;!-- Langkah 2: Muat naik fail &amp; cari nama --&gt;</text:p>
      <text:p text:style-name="Normal"><text:s text:c="4"/>&lt;div id="searchDiv" class="hidden"&gt;</text:p>
      <text:p text:style-name="Normal"><text:s text:c="8"/>&lt;label&gt;Muat Naik Fail Excel ID Delima:&lt;/label&gt;</text:p>
      <text:p text:style-name="Normal"><text:s text:c="8"/>&lt;input type="file" id="excelFile" accept=".xlsx,.xls"&gt;</text:p>
      <text:p text:style-name="Normal"/>
      <text:soft-page-break/>
      <text:p text:style-name="Normal"><text:s text:c="8"/>&lt;label&gt;Masukkan Nama Penuh Murid:&lt;/label&gt;</text:p>
      <text:p text:style-name="Normal"><text:s text:c="8"/>&lt;input type="text" id="studentName" placeholder="Nama penuh murid"&gt;</text:p>
      <text:p text:style-name="Normal"><text:s text:c="8"/>&lt;button onclick="searchStudent()"&gt;Cari&lt;/button&gt;</text:p>
      <text:p text:style-name="Normal"/>
      <text:p text:style-name="Normal"><text:s text:c="8"/>&lt;div id="result"&gt;&lt;/div&gt;</text:p>
      <text:p text:style-name="Normal"><text:s text:c="4"/>&lt;/div&gt;</text:p>
      <text:p text:style-name="Normal"/>
      <text:p text:style-name="Normal"><text:s text:c="4"/>&lt;script&gt;</text:p>
      <text:p text:style-name="Normal"><text:s text:c="8"/>let excelData = [];</text:p>
      <text:p text:style-name="Normal"/>
      <text:p text:style-name="Normal"><text:s text:c="8"/>// Semak kod sekolah</text:p>
      <text:p text:style-name="Normal"><text:s text:c="8"/>function checkSchoolCode() {</text:p>
      <text:p text:style-name="Normal"><text:s text:c="12"/>const code = document.getElementById('schoolCodeInput').value.trim().toUpperCase();</text:p>
      <text:p text:style-name="Normal"><text:s text:c="12"/>if (code === "NBA5005") {</text:p>
      <text:p text:style-name="Normal"><text:s text:c="16"/>document.getElementById('schoolCodeDiv').classList.add('hidden');</text:p>
      <text:p text:style-name="Normal"><text:s text:c="16"/>document.getElementById('searchDiv').classList.remove('hidden');</text:p>
      <text:p text:style-name="Normal"><text:s text:c="12"/>} else {</text:p>
      <text:p text:style-name="Normal"><text:s text:c="16"/>alert("Kod sekolah salah!");</text:p>
      <text:p text:style-name="Normal"><text:s text:c="12"/>}</text:p>
      <text:p text:style-name="Normal"><text:s text:c="8"/>}</text:p>
      <text:p text:style-name="Normal"/>
      <text:p text:style-name="Normal"><text:s text:c="8"/>// Baca fail Excel bila dimuat naik</text:p>
      <text:p text:style-name="Normal"><text:s text:c="8"/>document.getElementById('excelFile').addEventListener('change', function(e) {</text:p>
      <text:p text:style-name="Normal"><text:s text:c="12"/>const file = e.target.files[0];</text:p>
      <text:p text:style-name="Normal"><text:s text:c="12"/>if (!file) return;</text:p>
      <text:p text:style-name="Normal"><text:s text:c="12"/>const reader = new FileReader();</text:p>
      <text:p text:style-name="Normal"><text:s text:c="12"/>reader.onload = function(e) {</text:p>
      <text:p text:style-name="Normal"><text:s text:c="16"/>const data = new Uint8Array(e.target.result);</text:p>
      <text:p text:style-name="Normal"><text:s text:c="16"/>const workbook = XLSX.read(data, { type: 'array' });</text:p>
      <text:soft-page-break/>
      <text:p text:style-name="Normal"><text:s text:c="16"/>const firstSheet = workbook.Sheets[workbook.SheetNames[0]];</text:p>
      <text:p text:style-name="Normal"><text:s text:c="16"/>excelData = XLSX.utils.sheet_to_json(firstSheet, { header: 1 });</text:p>
      <text:p text:style-name="Normal"><text:s text:c="12"/>};</text:p>
      <text:p text:style-name="Normal"><text:s text:c="12"/>reader.readAsArrayBuffer(file);</text:p>
      <text:p text:style-name="Normal"><text:s text:c="8"/>});</text:p>
      <text:p text:style-name="Normal"/>
      <text:p text:style-name="Normal"><text:s text:c="8"/>// Cari murid berdasarkan nama penuh</text:p>
      <text:p text:style-name="Normal"><text:s text:c="8"/>function searchStudent() {</text:p>
      <text:p text:style-name="Normal"><text:s text:c="12"/>const name = document.getElementById('studentName').value.trim().toLowerCase();</text:p>
      <text:p text:style-name="Normal"><text:s text:c="12"/>if (!name) return alert("Sila masukkan nama murid");</text:p>
      <text:p text:style-name="Normal"/>
      <text:p text:style-name="Normal"><text:s text:c="12"/>let found = false;</text:p>
      <text:p text:style-name="Normal"><text:s text:c="12"/>let output = "&lt;table&gt;&lt;tr&gt;&lt;th&gt;Nama&lt;/th&gt;&lt;th&gt;ID Delima&lt;/th&gt;&lt;th&gt;Password&lt;/th&gt;&lt;/tr&gt;";</text:p>
      <text:p text:style-name="Normal"/>
      <text:p text:style-name="Normal"><text:s text:c="12"/>for (let i = 1; i &lt; excelData.length; i++) {<text:s/></text:p>
      <text:p text:style-name="Normal"><text:s text:c="16"/>if (excelData[i][0] &amp;&amp; excelData[i][0].toLowerCase() === name) {</text:p>
      <text:p text:style-name="Normal"><text:s text:c="20"/>found = true;</text:p>
      <text:p text:style-name="Normal"><text:s text:c="20"/>output += `&lt;tr&gt;</text:p>
      <text:p text:style-name="Normal"><text:s text:c="24"/>&lt;td&gt;${excelData[i][0]}&lt;/td&gt;</text:p>
      <text:p text:style-name="Normal"><text:s text:c="24"/>&lt;td&gt;${excelData[i][1]}&lt;/td&gt;</text:p>
      <text:p text:style-name="Normal"><text:s text:c="24"/>&lt;td&gt;${excelData[i][2]}&lt;/td&gt;</text:p>
      <text:p text:style-name="Normal"><text:s text:c="20"/>&lt;/tr&gt;`;</text:p>
      <text:p text:style-name="Normal"><text:s text:c="16"/>}</text:p>
      <text:p text:style-name="Normal"><text:s text:c="12"/>}</text:p>
      <text:p text:style-name="Normal"/>
      <text:p text:style-name="Normal"><text:s text:c="12"/>output += "&lt;/table&gt;";</text:p>
      <text:p text:style-name="Normal"><text:s text:c="12"/>document.getElementById('result').innerHTML = found ? output : "Nama tidak dijumpai.";</text:p>
      <text:p text:style-name="Normal"><text:s text:c="8"/>}</text:p>
      <text:p text:style-name="Normal"><text:s text:c="4"/>&lt;/script&gt;</text:p>
      <text:soft-page-break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ra Nabila</meta:initial-creator>
    <dc:creator>Shera Nabila</dc:creator>
    <meta:creation-date>2025-08-11T08:13:00Z</meta:creation-date>
    <dc:date>2025-08-11T08:15:00Z</dc:date>
    <meta:template xlink:href="Normal" xlink:type="simple"/>
    <meta:editing-cycles>1</meta:editing-cycles>
    <meta:editing-duration>PT120S</meta:editing-duration>
    <meta:document-statistic meta:page-count="4" meta:paragraph-count="6" meta:word-count="503" meta:character-count="3368" meta:row-count="23" meta:non-whitespace-character-count="2871"/>
  </office:meta>
</office:document-meta>
</file>